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officeooo:paragraph-rsid="007552e1"/>
    </style:style>
    <style:style style:name="P5" style:family="paragraph" style:parent-style-name="Standard">
      <style:paragraph-properties fo:text-align="justify" style:justify-single-word="false"/>
      <style:text-properties officeooo:paragraph-rsid="007e209c"/>
    </style:style>
    <style:style style:name="P6" style:family="paragraph" style:parent-style-name="Standard">
      <style:paragraph-properties fo:text-align="justify" style:justify-single-word="false"/>
      <style:text-properties officeooo:paragraph-rsid="007f3aa6"/>
    </style:style>
    <style:style style:name="P7" style:family="paragraph" style:parent-style-name="Standard">
      <style:paragraph-properties fo:text-align="justify" style:justify-single-word="false"/>
      <style:text-properties officeooo:paragraph-rsid="0085a54f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3" style:family="paragraph" style:parent-style-name="Standard">
      <style:paragraph-properties fo:text-align="justify" style:justify-single-word="false"/>
      <style:text-properties style:font-name="arial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6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27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28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29" style:family="paragraph" style:parent-style-name="Standard">
      <style:paragraph-properties fo:text-align="justify" style:justify-single-word="false"/>
      <style:text-properties style:font-name="arial" officeooo:paragraph-rsid="00687119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31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32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33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4" style:family="paragraph" style:parent-style-name="Heading_20_2">
      <style:paragraph-properties fo:text-align="justify" style:justify-single-word="false"/>
      <style:text-properties officeooo:paragraph-rsid="000ea3a0"/>
    </style:style>
    <style:style style:name="P35" style:family="paragraph" style:parent-style-name="Heading_20_1">
      <style:paragraph-properties fo:text-align="justify" style:justify-single-word="false"/>
      <style:text-properties officeooo:paragraph-rsid="00500d21"/>
    </style:style>
    <style:style style:name="P36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fo:font-weight="normal" officeooo:rsid="007e209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color="#000000" style:font-name="arial" fo:font-size="12pt" fo:font-weight="normal" officeooo:rsid="007f3aa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8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19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0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1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22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3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4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5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6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7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8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9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0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1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2" style:family="text">
      <style:text-properties fo:color="#000000" style:font-name="arial" fo:font-size="12pt" fo:font-weight="bold" officeooo:rsid="007e209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3" style:family="text">
      <style:text-properties fo:color="#000000" style:font-name="arial" fo:font-size="12pt" fo:font-weight="bold" officeooo:rsid="007f3aa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4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5" style:family="text">
      <style:text-properties fo:color="#000000" style:font-name="arial" fo:font-size="12pt" fo:font-weight="bold" officeooo:rsid="0080fd3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6" style:family="text">
      <style:text-properties fo:color="#000000" style:font-name="arial" fo:font-size="12pt" fo:font-weight="bold" officeooo:rsid="001530f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7" style:family="text">
      <style:text-properties fo:color="#000000" style:font-name="arial" fo:font-size="12pt" fo:font-weight="bold" officeooo:rsid="001530fc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8" style:family="text">
      <style:text-properties fo:color="#000000" style:font-name="arial" fo:font-size="12pt" fo:font-weight="bold" officeooo:rsid="0085a54f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9" style:family="text"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T40" style:family="text">
      <style:text-properties fo:color="#000000" style:font-name="arial" fo:font-size="12pt" officeooo:rsid="0085a54f" style:font-name-asian="Arial1" style:font-size-asian="12pt" style:font-name-complex="Arial1" style:font-size-complex="12pt" style:language-complex="pt" style:country-complex="PT"/>
    </style:style>
    <style:style style:name="T41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42" style:family="text">
      <style:text-properties fo:color="#000000" style:font-name="arial" style:text-underline-style="solid" style:text-underline-width="auto" style:text-underline-color="font-color"/>
    </style:style>
    <style:style style:name="T43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4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5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6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7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8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9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0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1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2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3" style:family="text">
      <style:text-properties fo:color="#000000" fo:font-size="12pt" fo:font-weight="normal" officeooo:rsid="00877b8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4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55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6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7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8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9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0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1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2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3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64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65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66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67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68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69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70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71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72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73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74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75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76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7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8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9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0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81" style:family="text">
      <style:text-properties fo:font-variant="normal" fo:text-transform="none" fo:color="#000000" style:font-name="arial" fo:font-size="12pt" fo:letter-spacing="normal" fo:font-style="normal" fo:font-weight="normal" officeooo:rsid="0085a54f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82" style:family="text">
      <style:text-properties fo:font-variant="normal" fo:text-transform="none" fo:color="#000000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83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84" style:family="text">
      <style:text-properties fo:font-variant="normal" fo:text-transform="none" fo:color="#000000" style:font-name="arial" fo:font-size="12pt" fo:letter-spacing="normal" fo:font-style="normal" fo:font-weight="normal" officeooo:rsid="008b2979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85" style:family="text">
      <style:text-properties fo:font-variant="normal" fo:text-transform="none" fo:color="#000000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86" style:family="text">
      <style:text-properties fo:font-variant="normal" fo:text-transform="none" fo:color="#000000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87" style:family="text">
      <style:text-properties fo:font-variant="normal" fo:text-transform="none" fo:color="#000000" style:font-name="arial" fo:font-size="12pt" fo:letter-spacing="normal" fo:font-style="normal" fo:font-weight="bold" officeooo:rsid="008b2979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88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89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90" style:family="text">
      <style:text-properties fo:font-variant="normal" fo:text-transform="none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1" style:family="text">
      <style:text-properties fo:font-variant="normal" fo:text-transform="none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2" style:family="text">
      <style:text-properties fo:font-variant="normal" fo:text-transform="none" style:font-name="arial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3" style:family="text">
      <style:text-properties fo:font-variant="normal" fo:text-transform="none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4" style:family="text">
      <style:text-properties fo:font-variant="normal" fo:text-transform="none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5" style:family="text">
      <style:text-properties fo:font-weight="bold" style:font-weight-asian="bold" style:font-name-complex="Arial1" style:language-complex="pt" style:country-complex="PT"/>
    </style:style>
    <style:style style:name="T96" style:family="text">
      <style:text-properties fo:font-weight="bold" officeooo:rsid="00222d90" style:font-weight-asian="bold" style:font-name-complex="Arial1" style:language-complex="pt" style:country-complex="PT"/>
    </style:style>
    <style:style style:name="T97" style:family="text">
      <style:text-properties fo:font-weight="bold" officeooo:rsid="00047fbc" style:font-weight-asian="bold" style:font-name-complex="Arial1" style:language-complex="pt" style:country-complex="PT"/>
    </style:style>
    <style:style style:name="T98" style:family="text">
      <style:text-properties fo:font-weight="bold" officeooo:rsid="000ea3a0" style:font-weight-asian="bold" style:font-name-complex="Arial1" style:language-complex="pt" style:country-complex="PT"/>
    </style:style>
    <style:style style:name="T99" style:family="text">
      <style:text-properties fo:font-weight="bold" officeooo:rsid="00390218" style:font-weight-asian="bold" style:font-name-complex="Arial1" style:language-complex="pt" style:country-complex="PT"/>
    </style:style>
    <style:style style:name="T100" style:family="text">
      <style:text-properties fo:font-weight="bold" style:font-name-asian="Arial1" style:font-weight-asian="bold" style:font-name-complex="Arial1" style:language-complex="pt" style:country-complex="PT"/>
    </style:style>
    <style:style style:name="T101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102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103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104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105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106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107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108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109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110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111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112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113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114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115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116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117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118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19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20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21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22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23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24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25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26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27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28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29" style:family="text">
      <style:text-properties style:font-name-asian="Arial1" style:font-name-complex="Arial1" style:language-complex="pt" style:country-complex="PT"/>
    </style:style>
    <style:style style:name="T130" style:family="text">
      <style:text-properties officeooo:rsid="0013405f" style:font-name-asian="Arial1" style:font-name-complex="Arial1" style:language-complex="pt" style:country-complex="PT"/>
    </style:style>
    <style:style style:name="T131" style:family="text">
      <style:text-properties officeooo:rsid="001a8142" style:font-name-asian="Arial1" style:font-name-complex="Arial1" style:language-complex="pt" style:country-complex="PT"/>
    </style:style>
    <style:style style:name="T132" style:family="text">
      <style:text-properties officeooo:rsid="0017e9c9" style:font-name-asian="Arial1" style:font-name-complex="Arial1" style:language-complex="pt" style:country-complex="PT"/>
    </style:style>
    <style:style style:name="T133" style:family="text">
      <style:text-properties officeooo:rsid="00169323" style:font-name-asian="Arial1" style:font-name-complex="Arial1" style:language-complex="pt" style:country-complex="PT"/>
    </style:style>
    <style:style style:name="T134" style:family="text">
      <style:text-properties officeooo:rsid="001530fc" style:font-name-asian="Arial1" style:font-name-complex="Arial1" style:language-complex="pt" style:country-complex="PT"/>
    </style:style>
    <style:style style:name="T135" style:family="text">
      <style:text-properties style:font-name-asian="Arial1" style:font-name-complex="Arial1" style:language-complex="pt" style:country-complex="PT" style:font-weight-complex="bold"/>
    </style:style>
    <style:style style:name="T136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37" style:family="text">
      <style:text-properties fo:background-color="#ffffff" loext:char-shading-value="0" style:font-name-complex="Arial1"/>
    </style:style>
    <style:style style:name="T138" style:family="text">
      <style:text-properties officeooo:rsid="0013405f" fo:background-color="#ffffff" loext:char-shading-value="0" style:font-name-complex="Arial1"/>
    </style:style>
    <style:style style:name="T139" style:family="text">
      <style:text-properties officeooo:rsid="0017e9c9" fo:background-color="#ffffff" loext:char-shading-value="0" style:font-name-complex="Arial1"/>
    </style:style>
    <style:style style:name="T140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41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42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43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44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45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6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7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8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9" style:family="text">
      <style:text-properties officeooo:rsid="008b29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João Paulo Hotequil</text:p>
      <text:h text:style-name="P34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19">h</text:span></text:a><text:a xlink:type="simple" xlink:href="mailto:joaohotequil@gmail.com" text:style-name="ListLabel_20_12" text:visited-style-name="ListLabel_20_12"><text:span text:style-name="Internet_20_link"><text:span text:style-name="T18">otequil@</text:span></text:span></text:a><text:a xlink:type="simple" xlink:href="mailto:joaohotequil@gmail.com" text:style-name="ListLabel_20_12" text:visited-style-name="ListLabel_20_12"><text:span text:style-name="Internet_20_link"><text:span text:style-name="T20">protonmail</text:span></text:span></text:a><text:a xlink:type="simple" xlink:href="mailto:joaohotequil@gmail.com" text:style-name="ListLabel_20_12" text:visited-style-name="ListLabel_20_12"><text:span text:style-name="Internet_20_link"><text:span text:style-name="T42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33" text:outline-level="1"/>
      <text:h text:style-name="P31" text:outline-level="1"><text:span text:style-name="T96">O que eu tenho a dizer</text:span><text:span text:style-name="T95">:</text:span></text:h>
      <text:p text:style-name="P30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 e bom design, e eu trabalho todos os dias para evoluir esses pontos!</text:p>
      <text:p text:style-name="P8"/>
      <text:h text:style-name="P31" text:outline-level="1"><text:span text:style-name="T99">Formações</text:span><text:span text:style-name="T95">:</text:span></text:h>
      <text:h text:style-name="P35" text:outline-level="1"><text:span text:style-name="lt-line-clamp_5f__5f_raw-line"><text:span text:style-name="T85">[fevereiro de </text:span></text:span><text:span text:style-name="lt-line-clamp_5f__5f_raw-line"><text:span text:style-name="T86">2021</text:span></text:span><text:span text:style-name="lt-line-clamp_5f__5f_raw-line"><text:span text:style-name="T85"> – </text:span></text:span><text:span text:style-name="lt-line-clamp_5f__5f_raw-line"><text:span text:style-name="T86">até o momento</text:span></text:span><text:span text:style-name="lt-line-clamp_5f__5f_raw-line"><text:span text:style-name="T85">] </text:span></text:span><text:span text:style-name="lt-line-clamp_5f__5f_raw-line"><text:span text:style-name="T86">FIAP</text:span></text:span><text:span text:style-name="lt-line-clamp_5f__5f_raw-line"><text:span text:style-name="T85"> | </text:span></text:span><text:span text:style-name="lt-line-clamp_5f__5f_raw-line"><text:span text:style-name="T87">Online</text:span></text:span><text:span text:style-name="lt-line-clamp_5f__5f_raw-line"><text:span text:style-name="T85">: </text:span></text:span><text:span text:style-name="lt-line-clamp_5f__5f_raw-line"><text:span text:style-name="T82">estou cursando sistemas de informação </text:span></text:span><text:span text:style-name="lt-line-clamp_5f__5f_raw-line"><text:span text:style-name="T84">(</text:span></text:span><text:span text:style-name="lt-line-clamp_5f__5f_raw-line"><text:span text:style-name="T82">bacharelado</text:span></text:span><text:span text:style-name="lt-line-clamp_5f__5f_raw-line"><text:span text:style-name="T84">)</text:span></text:span><text:span text:style-name="lt-line-clamp_5f__5f_raw-line"><text:span text:style-name="T83">.</text:span></text:span></text:h>
      <text:p text:style-name="P9"><text:span text:style-name="T100">[fevereiro de 2018 – dezembro de 20</text:span><text:span text:style-name="T101">19</text:span><text:span text:style-name="T100">] </text:span><text:span text:style-name="T102">E.E.B. Professor Honório Miranda | Gaspar, Santa Catarina: </text:span><text:span text:style-name="T118">c</text:span><text:span text:style-name="T88">ursei o segundo e terceiro ano do ensino médio.</text:span></text:p>
      <text:p text:style-name="P9"><text:span text:style-name="T100">[fevereiro de 2006 – dezembro de 2017] </text:span><text:span text:style-name="T102">Madre Francisca Lampel | Gaspar, Santa Catarina: </text:span><text:span text:style-name="T118">c</text:span><text:span text:style-name="T89">ursei o ensino fundamental (I e II) e o primeiro ano do ensino médio.</text:span></text:p>
      <text:p text:style-name="P18"/>
      <text:h text:style-name="P32" text:outline-level="1"><text:soft-page-break/><text:span text:style-name="T97">E</text:span><text:span text:style-name="T95">specializações, </text:span><text:span text:style-name="T98">t</text:span><text:span text:style-name="T95">reinamentos e cursos </text:span><text:span text:style-name="T99">(tenho algumas outras certificações que acabei não colocando aqui)</text:span><text:span text:style-name="T95">:</text:span></text:h>
      <text:p text:style-name="P7"><text:span text:style-name="T21">[100% concluído]</text:span><text:span text:style-name="T39"> </text:span><text:span text:style-name="T22">Udemy </text:span><text:span text:style-name="T36">(</text:span><text:span text:style-name="T38">47.5</text:span><text:span text:style-name="T37"> horas</text:span><text:span text:style-name="T36">)</text:span><text:span text:style-name="T22"> | </text:span><text:span text:style-name="T34">Educação a distância</text:span><text:span text:style-name="T22">:</text:span><text:span text:style-name="T39"> </text:span><text:span text:style-name="T40">feito o curso de </text:span><text:span text:style-name="T80">NodeJS, TypeScript, TDD, DDD, Clean Architecture e SOLID </text:span><text:span text:style-name="T81">do Rodrigo Manguinho</text:span><text:span text:style-name="T41">.</text:span></text:p>
      <text:p text:style-name="P4"><text:span text:style-name="T22">[</text:span><text:span text:style-name="T31">abril</text:span><text:span text:style-name="T22"> de 20</text:span><text:span text:style-name="T30">2</text:span><text:span text:style-name="T31">3</text:span><text:span text:style-name="T22"> – </text:span><text:span text:style-name="T31">abril</text:span><text:span text:style-name="T30"> de 202</text:span><text:span text:style-name="T31">3</text:span><text:span text:style-name="T22">] </text:span><text:span text:style-name="T35">Hackerspace</text:span><text:span text:style-name="T22"> </text:span><text:span text:style-name="T27">(</text:span><text:span text:style-name="T31">8 </text:span><text:span text:style-name="T27">horas)</text:span><text:span text:style-name="T22"> | </text:span><text:span text:style-name="T31">Blumenau</text:span><text:span text:style-name="T22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22">[</text:span><text:span text:style-name="T29">novembro</text:span><text:span text:style-name="T22"> de 20</text:span><text:span text:style-name="T30">22</text:span><text:span text:style-name="T22"> – </text:span><text:span text:style-name="T29">novembro</text:span><text:span text:style-name="T22"> de 20</text:span><text:span text:style-name="T30">22</text:span><text:span text:style-name="T22">] </text:span><text:span text:style-name="T29">Front in Floripa</text:span><text:span text:style-name="T22"> </text:span><text:span text:style-name="T27">(</text:span><text:span text:style-name="T30">10</text:span><text:span text:style-name="T27"> horas)</text:span><text:span text:style-name="T22"> | </text:span><text:span text:style-name="T29">Florianópolis</text:span><text:span text:style-name="T22">, Santa Catarina: </text:span><text:span text:style-name="T13">participei do evento Front in Floripa</text:span><text:span text:style-name="T10">.</text:span></text:p>
      <text:p text:style-name="P1"><text:span text:style-name="T22">[</text:span><text:span text:style-name="T23">julho</text:span><text:span text:style-name="T22"> de </text:span><text:span text:style-name="T24">202</text:span><text:span text:style-name="T25">2</text:span><text:span text:style-name="T22"> – </text:span><text:span text:style-name="T23">julho</text:span><text:span text:style-name="T22"> de </text:span><text:span text:style-name="T24">202</text:span><text:span text:style-name="T25">2</text:span><text:span text:style-name="T22">] </text:span><text:span text:style-name="T26">Apex</text:span><text:span text:style-name="T22"> </text:span><text:span text:style-name="T27">(</text:span><text:span text:style-name="T28">4</text:span><text:span text:style-name="T27"> horas)</text:span><text:span text:style-name="T22"> | Blumenau, Santa Catarina: </text:span><text:span text:style-name="T11">participei de um workshop sobre </text:span><text:span text:style-name="T12">soft skills</text:span><text:span text:style-name="T10">.</text:span></text:p>
      <text:p text:style-name="P24"><text:span text:style-name="T55">[</text:span><text:span text:style-name="T56">abril</text:span><text:span text:style-name="T55"> de </text:span><text:span text:style-name="T57">202</text:span><text:span text:style-name="T56">2</text:span><text:span text:style-name="T55"> – </text:span><text:span text:style-name="T56">abril</text:span><text:span text:style-name="T55"> de </text:span><text:span text:style-name="T57">202</text:span><text:span text:style-name="T56">2</text:span><text:span text:style-name="T55">] </text:span><text:span text:style-name="T58">Apex</text:span><text:span text:style-name="T55"> </text:span><text:span text:style-name="T59">(</text:span><text:span text:style-name="T60">4</text:span><text:span text:style-name="T59"> horas)</text:span><text:span text:style-name="T55"> | Blumenau, Santa Catarina: </text:span><text:span text:style-name="T44">participei de um workshop sobre </text:span><text:span text:style-name="T45">cultura organizacional das empresas de tecnologia</text:span><text:span text:style-name="T43">.</text:span></text:p>
      <text:p text:style-name="P20"><text:span text:style-name="T140">[</text:span><text:span text:style-name="T141">100% concluído</text:span><text:span text:style-name="T140">] </text:span><text:span text:style-name="T144">TestDome </text:span><text:span text:style-name="T142">| </text:span><text:span text:style-name="T143">Educação a distância</text:span><text:span text:style-name="T142">: </text:span><text:span text:style-name="T146">realizei um treinamento com questões sobre </text:span><text:span text:style-name="T148">Node.js</text:span><text:span text:style-name="T145">.</text:span></text:p>
      <text:p text:style-name="P20"><text:span text:style-name="T140">[</text:span><text:span text:style-name="T141">100% concluído</text:span><text:span text:style-name="T140">] </text:span><text:span text:style-name="T144">TestDome </text:span><text:span text:style-name="T142">| </text:span><text:span text:style-name="T143">Educação a distância</text:span><text:span text:style-name="T142">: </text:span><text:span text:style-name="T146">realizei um treinamento com questões sobre </text:span><text:span text:style-name="T148">JavaScript with jQuery</text:span><text:span text:style-name="T145">.</text:span></text:p>
      <text:p text:style-name="P21"><text:span text:style-name="T140">[</text:span><text:span text:style-name="T141">100% concluído</text:span><text:span text:style-name="T140">] </text:span><text:span text:style-name="T144">TestDome </text:span><text:span text:style-name="T142">| </text:span><text:span text:style-name="T143">Educação a distância</text:span><text:span text:style-name="T142">: </text:span><text:span text:style-name="T146">realizei um treinamento com questões sobre </text:span><text:span text:style-name="T148">Vue.js.</text:span></text:p>
      <text:p text:style-name="P21"><text:span text:style-name="T140">[</text:span><text:span text:style-name="T141">100% concluído</text:span><text:span text:style-name="T140">] </text:span><text:span text:style-name="T144">TestDome </text:span><text:span text:style-name="T142">| </text:span><text:span text:style-name="T143">Educação a distância</text:span><text:span text:style-name="T142">: </text:span><text:span text:style-name="T146">realizei um treinamento com questões sobre </text:span><text:span text:style-name="T147">TypeScript </text:span><text:span text:style-name="T148">e JavaScript.</text:span></text:p>
      <text:p text:style-name="P25"><text:span text:style-name="T54">[</text:span><text:span text:style-name="T63">100% concluído</text:span><text:span text:style-name="T54">] </text:span><text:span text:style-name="T64">TestDome </text:span><text:span text:style-name="T55">| </text:span><text:span text:style-name="T61">Educação a distância</text:span><text:span text:style-name="T55">: </text:span><text:span text:style-name="T46">realizei um treinamento com questões sobre </text:span><text:span text:style-name="T47">Angular e TypeScript.</text:span></text:p>
      <text:p text:style-name="P26"><text:span text:style-name="T54">[</text:span><text:span text:style-name="T63">100% concluído</text:span><text:span text:style-name="T54">] </text:span><text:span text:style-name="T64">TestDome </text:span><text:span text:style-name="T55">| </text:span><text:span text:style-name="T61">Educação a distância</text:span><text:span text:style-name="T55">: </text:span><text:span text:style-name="T46">realizei um treinamento com questões sobre </text:span><text:span text:style-name="T48">JavaScript.</text:span></text:p>
      <text:p text:style-name="P26"><text:span text:style-name="T54">[</text:span><text:span text:style-name="T63">100% concluído</text:span><text:span text:style-name="T54">] </text:span><text:span text:style-name="T64">TestDome </text:span><text:span text:style-name="T55">| </text:span><text:span text:style-name="T61">Educação a distância</text:span><text:span text:style-name="T55">: </text:span><text:span text:style-name="T46">realizei um treinamento com questões sobre Angular.</text:span></text:p>
      <text:p text:style-name="P26"><text:span text:style-name="T54">[</text:span><text:span text:style-name="T63">100% concluído</text:span><text:span text:style-name="T54">] </text:span><text:span text:style-name="T65">EW IT</text:span><text:span text:style-name="T66"> </text:span><text:span text:style-name="T61">(</text:span><text:span text:style-name="T62">16</text:span><text:span text:style-name="T61"> horas)</text:span><text:span text:style-name="T55"> | </text:span><text:span text:style-name="T61">Educação a distância</text:span><text:span text:style-name="T55">: </text:span><text:span text:style-name="T49">completei o curso de NodeJS.</text:span></text:p>
      <text:p text:style-name="P10"><text:span text:style-name="T100">[</text:span><text:span text:style-name="T114">100% concluído</text:span><text:span text:style-name="T100">] </text:span><text:span text:style-name="T115">FIAP – Nano Courses </text:span><text:span text:style-name="T108">(</text:span><text:span text:style-name="T109">60</text:span><text:span text:style-name="T108"> horas)</text:span><text:span text:style-name="T102"> | </text:span><text:span text:style-name="T108">Educação a distância</text:span><text:span text:style-name="T102">: </text:span><text:span text:style-name="T126">concluí </text:span><text:span text:style-name="T128">o </text:span><text:span text:style-name="T126">curso de </text:span><text:span text:style-name="T128">comunicação e semiótica nos Nano Courses.</text:span></text:p>
      <text:p text:style-name="P10"><text:span text:style-name="T100">[</text:span><text:span text:style-name="T114">100% concluído</text:span><text:span text:style-name="T100">] </text:span><text:span text:style-name="T108">Loiane Groner (28 horas)</text:span><text:span text:style-name="T102"> | </text:span><text:span text:style-name="T108">Educação a distância</text:span><text:span text:style-name="T102">: </text:span><text:span text:style-name="T126">concluí um curso de Angular pela plataforma online da Loiane Groner.</text:span></text:p>
      <text:p text:style-name="P10"><text:soft-page-break/><text:span text:style-name="T100">[</text:span><text:span text:style-name="T113">dezembro</text:span><text:span text:style-name="T100"> de </text:span><text:span text:style-name="T113">2020</text:span><text:span text:style-name="T100"> – </text:span><text:span text:style-name="T113">dezembro</text:span><text:span text:style-name="T100"> de </text:span><text:span text:style-name="T113">2020</text:span><text:span text:style-name="T100">] </text:span><text:span text:style-name="T113">Microsoft</text:span><text:span text:style-name="T102"> </text:span><text:span text:style-name="T103">(</text:span><text:span text:style-name="T106">2</text:span><text:span text:style-name="T103"> horas)</text:span><text:span text:style-name="T102"> | Blumenau, Santa Catarina: </text:span><text:span text:style-name="T124">realizei o exame 70-480 da Microsoft na ProWay com perguntas de HTML5, CSS3 e JavaScript, minha pontuação final foi de 909 pontos.</text:span></text:p>
      <text:p text:style-name="P10"><text:span text:style-name="T102">[</text:span><text:span text:style-name="T107">outubro</text:span><text:span text:style-name="T102"> de </text:span><text:span text:style-name="T106">2020</text:span><text:span text:style-name="T102"> – </text:span><text:span text:style-name="T107">outubro</text:span><text:span text:style-name="T102"> de </text:span><text:span text:style-name="T106">2020</text:span><text:span text:style-name="T102">] </text:span><text:span text:style-name="T107">Apex</text:span><text:span text:style-name="T102"> </text:span><text:span text:style-name="T103">(</text:span><text:span text:style-name="T107">3</text:span><text:span text:style-name="T103"> horas)</text:span><text:span text:style-name="T102"> | Blumenau, Santa Catarina: </text:span><text:span text:style-name="T125">participei de um workshop sobre empreendedorismo.</text:span></text:p>
      <text:p text:style-name="P17"><text:span text:style-name="T102">[</text:span><text:span text:style-name="T107">outubro</text:span><text:span text:style-name="T102"> de </text:span><text:span text:style-name="T106">2020</text:span><text:span text:style-name="T102"> – </text:span><text:span text:style-name="T107">outubro</text:span><text:span text:style-name="T102"> de </text:span><text:span text:style-name="T106">2020</text:span><text:span text:style-name="T102">] </text:span><text:span text:style-name="T107">Apex</text:span><text:span text:style-name="T102"> </text:span><text:span text:style-name="T103">(</text:span><text:span text:style-name="T107">3</text:span><text:span text:style-name="T103"> horas)</text:span><text:span text:style-name="T102"> | Blumenau, Santa Catarina: </text:span><text:span text:style-name="T125">participei de um workshop sobre planejamento de carreira</text:span><text:span text:style-name="T117">.</text:span></text:p>
      <text:p text:style-name="P6"><text:span text:style-name="T22">[</text:span><text:span text:style-name="T33">setembro</text:span><text:span text:style-name="T22"> de 20</text:span><text:span text:style-name="T33">20</text:span><text:span text:style-name="T22"> – </text:span><text:span text:style-name="T33">setembro</text:span><text:span text:style-name="T22"> de 20</text:span><text:span text:style-name="T33">20</text:span><text:span text:style-name="T22">] </text:span><text:span text:style-name="T35">DB1 Group</text:span><text:span text:style-name="T22"> </text:span><text:span text:style-name="T27">(</text:span><text:span text:style-name="T30">1</text:span><text:span text:style-name="T33">2</text:span><text:span text:style-name="T27"> horas)</text:span><text:span text:style-name="T22"> | </text:span><text:span text:style-name="T34">Educação a distância</text:span><text:span text:style-name="T22">: </text:span><text:span text:style-name="T13">participei do evento </text:span><text:span text:style-name="T17">do dia do programador chamado de Hey</text:span><text:span text:style-name="T16">Day</text:span><text:span text:style-name="T13"> </text:span><text:span text:style-name="T16">realizado pela </text:span><text:span text:style-name="T17">DB1 Group</text:span><text:span text:style-name="T10">.</text:span></text:p>
      <text:p text:style-name="P5"><text:span text:style-name="T22">[</text:span><text:span text:style-name="T32">dezembro</text:span><text:span text:style-name="T22"> de 2019 – </text:span><text:span text:style-name="T32">dezembro</text:span><text:span text:style-name="T22"> de 2019] </text:span><text:span text:style-name="T35">Hackerspace</text:span><text:span text:style-name="T22"> </text:span><text:span text:style-name="T27">(</text:span><text:span text:style-name="T30">10</text:span><text:span text:style-name="T27"> horas)</text:span><text:span text:style-name="T22"> | </text:span><text:span text:style-name="T32">Blumenau</text:span><text:span text:style-name="T22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"><text:span text:style-name="T22">[</text:span><text:span text:style-name="T29">novembro</text:span><text:span text:style-name="T22"> de 2019 – </text:span><text:span text:style-name="T29">novembro</text:span><text:span text:style-name="T22"> de 2019] </text:span><text:span text:style-name="T29">Front in Floripa</text:span><text:span text:style-name="T22"> </text:span><text:span text:style-name="T27">(</text:span><text:span text:style-name="T30">10</text:span><text:span text:style-name="T27"> horas)</text:span><text:span text:style-name="T22"> | </text:span><text:span text:style-name="T29">Florianópolis</text:span><text:span text:style-name="T22">, Santa Catarina: </text:span><text:span text:style-name="T13">participei do evento Front in Floripa</text:span><text:span text:style-name="T10">.</text:span></text:p>
      <text:p text:style-name="P11"><text:span text:style-name="T100">[janeiro de 2019 – junho de 2019]</text:span><text:span text:style-name="T129"> </text:span><text:span text:style-name="T102">Apex </text:span><text:span text:style-name="T103">(180 horas)</text:span><text:span text:style-name="T102"> | Blumenau, Santa Catarina: </text:span><text:span text:style-name="T118">t</text:span><text:span text:style-name="T117">reinamento de alta performance de desenvolvimento e programação </text:span><text:span text:style-name="T119">f</text:span><text:span text:style-name="T117">ront-end </text:span><text:span text:style-name="T120">usando</text:span><text:span text:style-name="T117"> HTML5, CSS3 </text:span><text:span text:style-name="T121">(SASS e SCSS)</text:span><text:span text:style-name="T117">, JavaScript, TypeScript, testes, Angular 6, ReactJS, VueJS, Git </text:span><text:span text:style-name="T120">e </text:span><text:span text:style-name="T117">GitHub, </text:span><text:span text:style-name="T120">W</text:span><text:span text:style-name="T117">ebpack </text:span><text:span text:style-name="T120">e</text:span><text:span text:style-name="T117"> Gulp.</text:span></text:p>
      <text:p text:style-name="P11"><text:span text:style-name="T100">[dezembro de 2018 - dezembro de 2018]</text:span><text:span text:style-name="T129"> </text:span><text:span text:style-name="T102">Apex </text:span><text:span text:style-name="T103">(16 horas)</text:span><text:span text:style-name="T102"> | Blumenau, Santa Catarina: </text:span><text:span text:style-name="T118">tr</text:span><text:span text:style-name="T117">einamento de alta performance de </text:span><text:span text:style-name="T122">l</text:span><text:span text:style-name="T117">ógica de </text:span><text:span text:style-name="T122">p</text:span><text:span text:style-name="T117">rogramação </text:span><text:span text:style-name="T123">sobre</text:span><text:span text:style-name="T117"> boas práticas, manipulação de textos, criação de objetos, armazenamento de dados em listas e tópicos avançados </text:span><text:span text:style-name="T122">da linguagem</text:span><text:span text:style-name="T117">.</text:span></text:p>
      <text:p text:style-name="P12"><text:span text:style-name="T100">[dezembro de 2018 - dezembro de 2018]</text:span><text:span text:style-name="T129"> </text:span><text:span text:style-name="T102">Apex </text:span><text:span text:style-name="T103">(16 horas)</text:span><text:span text:style-name="T102"> | Blumenau, Santa Catarina: </text:span><text:span text:style-name="T118">t</text:span><text:span text:style-name="T117">reinamento</text:span><text:span text:style-name="T129"> de alta performance de </text:span><text:span text:style-name="T130">b</text:span><text:span text:style-name="T129">anco de </text:span><text:span text:style-name="T130">d</text:span><text:span text:style-name="T129">ados </text:span><text:span text:style-name="T130">sobre</text:span><text:span text:style-name="T129"> </text:span><text:span text:style-name="T137">instalação, configuração, conceitos básicos, comandos para manipulação de tabelas, texto </text:span><text:span text:style-name="T138">e</text:span><text:span text:style-name="T137"> data, operadores, </text:span><text:span text:style-name="T138">funções </text:span><text:span text:style-name="T137">básicas </text:span><text:span text:style-name="T138">e intermediárias</text:span><text:span text:style-name="T137">, normalização de dados, relacionamento entre tabelas, </text:span><text:span text:style-name="T138">unificação de </text:span><text:span text:style-name="T137">tabelas, realização de consultas, criação de views, indexação de tabelas, backup d</text:span><text:span text:style-name="T138">e</text:span><text:span text:style-name="T137"> dados e restaura</text:span><text:span text:style-name="T138">ção</text:span><text:span text:style-name="T137"> </text:span><text:span text:style-name="T138">d</text:span><text:span text:style-name="T137">as informações da base através do backup</text:span><text:span text:style-name="T129">.</text:span></text:p>
      <text:p text:style-name="P13"><text:span text:style-name="T100">[100% concluído]</text:span><text:span text:style-name="T129"> </text:span><text:span text:style-name="T102">Udemy </text:span><text:span text:style-name="T104">(</text:span><text:span text:style-name="T116">54 horas</text:span><text:span text:style-name="T104">)</text:span><text:span text:style-name="T102"> | </text:span><text:span text:style-name="T108">Educação a distância</text:span><text:span text:style-name="T102">:</text:span><text:span text:style-name="T129"> </text:span><text:span text:style-name="T131">t</text:span><text:span text:style-name="T129">reinamento básico de desenvolvimento e programação </text:span><text:span text:style-name="T132">f</text:span><text:span text:style-name="T129">ront-end </text:span><text:span text:style-name="T132">utilizando</text:span><text:span text:style-name="T129"> </text:span><text:span text:style-name="T137">HTML5, CSS3 </text:span><text:span text:style-name="T139">e</text:span><text:span text:style-name="T137"> J</text:span><text:span text:style-name="T139">ava</text:span><text:span text:style-name="T137">S</text:span><text:span text:style-name="T139">cript</text:span><text:span text:style-name="T137"> e</text:span><text:span text:style-name="T139">m cinco</text:span><text:span text:style-name="T137"> </text:span><text:span text:style-name="T139">p</text:span><text:span text:style-name="T137">rojetos.</text:span></text:p>
      <text:p text:style-name="P13"><text:span text:style-name="T100">[100% concluído]</text:span><text:span text:style-name="T129"> </text:span><text:span text:style-name="T102">Udemy </text:span><text:span text:style-name="T105">(10 horas)</text:span><text:span text:style-name="T102"> | </text:span><text:span text:style-name="T108">Educação a distância</text:span><text:span text:style-name="T102">:</text:span><text:span text:style-name="T129"> </text:span><text:span text:style-name="T131">t</text:span><text:span text:style-name="T129">reinamento básico de inglês </text:span><text:span text:style-name="T133">sobre</text:span><text:span text:style-name="T129"> </text:span><text:span text:style-name="T133">metodologia </text:span><text:span text:style-name="T129">para ser fluente.</text:span><text:bookmark text:name="_GoBack"/></text:p>
      <text:p text:style-name="P14"><text:soft-page-break/><text:span text:style-name="T100">[setembro de 2018 – fevereiro de 2019]</text:span><text:span text:style-name="T129"> </text:span><text:span text:style-name="T102">Instituto Mix </text:span><text:span text:style-name="T104">(96 horas)</text:span><text:span text:style-name="T102"> | Gaspar, Santa Catarina:</text:span><text:span text:style-name="T129"> </text:span><text:span text:style-name="T118">t</text:span><text:span text:style-name="T117">reinamento</text:span><text:span text:style-name="T129"> básico de </text:span><text:span text:style-name="T134">m</text:span><text:span text:style-name="T129">ontagem e </text:span><text:span text:style-name="T134">m</text:span><text:span text:style-name="T129">anutenção </text:span><text:span text:style-name="T134">de</text:span><text:span text:style-name="T129"> hardware e redes.</text:span></text:p>
      <text:p text:style-name="P14"><text:span text:style-name="T100">[maio de 2017 – outubro de 2018]</text:span><text:span text:style-name="T129"> </text:span><text:span text:style-name="T102">GERAR </text:span><text:span text:style-name="T104">(1280 horas)</text:span><text:span text:style-name="T102"> | Gaspar e Blumenau, Santa Catarina: </text:span><text:span text:style-name="T118">c</text:span><text:span text:style-name="T117">urso</text:span><text:span text:style-name="T135"> de </text:span><text:span text:style-name="T136">a</text:span><text:span text:style-name="T135">dministração como menor aprendiz.</text:span></text:p>
      <text:p text:style-name="P19"/>
      <text:p text:style-name="P22">Experiência:</text:p>
      <text:p text:style-name="P29"><text:span text:style-name="T54">[</text:span><text:span text:style-name="T67">outubro </text:span><text:span text:style-name="T54">de </text:span><text:span text:style-name="T68">202</text:span><text:span text:style-name="T67">1</text:span><text:span text:style-name="T54"> – </text:span><text:span text:style-name="T67">até o momento</text:span><text:span text:style-name="T54">] </text:span><text:span text:style-name="T69">Desenvolvedor front-end</text:span><text:span text:style-name="T54"> | </text:span><text:span text:style-name="T67">Performa_IT</text:span><text:span text:style-name="T54">: </text:span><text:span text:style-name="T53">c</text:span><text:span text:style-name="T50">omo desenvolvedor front-end eu trabalho em ecommerces, sites de crowdfunding e sistemas em geral. Fiz refatorações de telas para novas tecnologias, integrações com ChatGPT e Pix, funcionalidade de créditos de impacto e outras features. Utilizo as tecnologias: React, Angular, AngularJS, NextJS, JavaScript, TypeScript, jQuery, Storybook, RxJS, HTML, CSS, SASS, Material Design, Bootstrap, Chakra UI, Git, Bitbucket, NPM, Yarn, GraphQL e NodeJS. Dou o meu máximo para entregar com a maior qualidade possível, gerando resultado e fazendo a diferença. Gosto de estar preocupado com a experiência dos usuários, sou aberto dando opiniões e questionando para entender o problema. Sempre através de trocas de ideias, soluções e revisões de códigos (pull requests), viso ajudar e auxiliar meus colegas de equipe.</text:span></text:p>
      <text:p text:style-name="P27"><text:span text:style-name="T54">[</text:span><text:span text:style-name="T68">janeiro</text:span><text:span text:style-name="T54"> de </text:span><text:span text:style-name="T68">2020</text:span><text:span text:style-name="T54"> – </text:span><text:span text:style-name="T67">setembro de 2021</text:span><text:span text:style-name="T54">] </text:span><text:span text:style-name="T69">Desenvolvedor front-end</text:span><text:span text:style-name="T54"> | </text:span><text:span text:style-name="T69">Velow </text:span><text:span text:style-name="T70">Sistemas</text:span><text:span text:style-name="T54">: </text:span><text:span text:style-name="T76">t</text:span><text:span text:style-name="T77">rabalh</text:span><text:span text:style-name="T78">ei </text:span><text:span text:style-name="T77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50">.</text:span></text:p>
      <text:p text:style-name="P15"><text:span text:style-name="T100">[maio de </text:span><text:span text:style-name="T111">2019</text:span><text:span text:style-name="T100"> – </text:span><text:span text:style-name="T110">dezembro de 2019</text:span><text:span text:style-name="T100">] </text:span><text:span text:style-name="T111">Estagiário de programação</text:span><text:span text:style-name="T100"> | </text:span><text:span text:style-name="T111">Velow </text:span><text:span text:style-name="T112">Sistemas</text:span><text:span text:style-name="T100">: </text:span><text:span text:style-name="T118">a</text:span><text:span text:style-name="T117">tuei como estagiário de programação </text:span><text:span text:style-name="T127">no time de front-end</text:span><text:span text:style-name="T117">, </text:span><text:span text:style-name="T127">após isso </text:span><text:span text:style-name="T117">consegui ser efetivado.</text:span></text:p>
      <text:p text:style-name="P28"><text:span text:style-name="T71">[</text:span><text:span text:style-name="T72">novembro</text:span><text:span text:style-name="T71"> de </text:span><text:span text:style-name="T73">201</text:span><text:span text:style-name="T72">8</text:span><text:span text:style-name="T71"> – </text:span><text:span text:style-name="T72">abril</text:span><text:span text:style-name="T74"> de 2019</text:span><text:span text:style-name="T71">] </text:span><text:span text:style-name="T72">Técnico de informática</text:span><text:span text:style-name="T71"> | </text:span><text:span text:style-name="T79">Autônomo</text:span><text:span text:style-name="T71">: </text:span><text:span text:style-name="T51">comecei a fazer manutenção em computadores e atender clientes</text:span><text:span text:style-name="T43">.</text:span></text:p>
      <text:p text:style-name="P16"><text:span text:style-name="T100">[maio de 2017 – outubro de 2018] Auxiliar de TI | Fazzenda Park Hotel: </text:span><text:span text:style-name="T118">e</text:span><text:span text:style-name="T117">u era um menor aprendiz, com 14 anos, tive muitas responsabilidades e ordens de serviço para fazer, ganhei muita experiência na parte de suporte.</text:span></text:p>
      <text:p text:style-name="P23"><text:span text:style-name="T54">[junho de 2016 – janeiro de 2017] </text:span><text:span text:style-name="T75">Locutor</text:span><text:span text:style-name="T54"> | Rádio Sentinela do Vale: </text:span><text:span text:style-name="T52">t</text:span><text:span text:style-name="T43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24</meta:editing-cycles>
    <meta:print-date>2019-02-01T12:54:00</meta:print-date>
    <meta:creation-date>2018-01-13T12:08:00</meta:creation-date>
    <dc:date>2023-08-02T19:55:06.939440981</dc:date>
    <meta:editing-duration>PT10H58M12S</meta:editing-duration>
    <meta:generator>LibreOffice/6.4.7.2$Linux_X86_64 LibreOffice_project/40$Build-2</meta:generator>
    <meta:document-statistic meta:table-count="0" meta:image-count="0" meta:object-count="0" meta:page-count="4" meta:paragraph-count="44" meta:word-count="1223" meta:character-count="8170" meta:non-whitespace-character-count="69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